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6875in" fo:margin-left="-0.0007in" fo:margin-top="0in" fo:margin-bottom="0.0201in" table:align="left" style:may-break-between-rows="false" style:writing-mode="lr-tb"/>
    </style:style>
    <style:style style:name="Table1.A" style:family="table-column">
      <style:table-column-properties style:column-width="3.6875in"/>
    </style:style>
    <style:style style:name="Table1.1" style:family="table-row">
      <style:table-row-properties fo:keep-together="auto"/>
    </style:style>
    <style:style style:name="Table1.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officeooo:rsid="022ffc75" officeooo:paragraph-rsid="022ffc75"/>
    </style:style>
    <style:style style:name="P4" style:family="paragraph" style:parent-style-name="Heading_20_1">
      <style:text-properties officeooo:rsid="022ffc75" officeooo:paragraph-rsid="022ffc75"/>
    </style:style>
    <style:style style:name="P5" style:family="paragraph" style:parent-style-name="Exalted">
      <style:text-properties officeooo:rsid="02314461" officeooo:paragraph-rsid="02314461"/>
    </style:style>
    <style:style style:name="P6" style:family="paragraph" style:parent-style-name="Exalted">
      <style:text-properties officeooo:rsid="0234fdac" officeooo:paragraph-rsid="0234fdac"/>
    </style:style>
    <style:style style:name="P7" style:family="paragraph" style:parent-style-name="Heading_20_4">
      <style:text-properties officeooo:rsid="0234fdac" officeooo:paragraph-rsid="0236dfeb"/>
    </style:style>
    <style:style style:name="P8" style:family="paragraph" style:parent-style-name="Exalted">
      <style:text-properties officeooo:rsid="02353ba1" officeooo:paragraph-rsid="02353ba1"/>
    </style:style>
    <style:style style:name="P9" style:family="paragraph" style:parent-style-name="Sidebar">
      <style:text-properties officeooo:rsid="02353ba1" officeooo:paragraph-rsid="02391b3a"/>
    </style:style>
    <style:style style:name="P10" style:family="paragraph" style:parent-style-name="Sidebar_20_Heading">
      <style:text-properties officeooo:rsid="02353ba1" officeooo:paragraph-rsid="02391b3a"/>
    </style:style>
    <style:style style:name="P11" style:family="paragraph" style:parent-style-name="Exalted">
      <style:text-properties officeooo:rsid="0236dfeb" officeooo:paragraph-rsid="0236dfeb"/>
    </style:style>
    <style:style style:name="P12" style:family="paragraph" style:parent-style-name="Heading_20_4">
      <style:text-properties officeooo:rsid="0236dfeb" officeooo:paragraph-rsid="02391b3a"/>
    </style:style>
    <style:style style:name="P13" style:family="paragraph" style:parent-style-name="Sidebar">
      <style:text-properties officeooo:rsid="0236dfeb" officeooo:paragraph-rsid="02391b3a"/>
    </style:style>
    <style:style style:name="P14" style:family="paragraph" style:parent-style-name="Exalted">
      <style:text-properties fo:font-weight="normal" officeooo:rsid="0231f5bb" officeooo:paragraph-rsid="0231f5bb" style:font-weight-asian="normal" style:font-weight-complex="normal"/>
    </style:style>
    <style:style style:name="P15" style:family="paragraph" style:parent-style-name="Heading_20_4">
      <style:text-properties fo:font-weight="normal" officeooo:rsid="0236dfeb" officeooo:paragraph-rsid="0236dfeb" style:font-weight-asian="normal" style:font-weight-complex="normal"/>
    </style:style>
    <style:style style:name="P16" style:family="paragraph" style:parent-style-name="Exalted">
      <style:text-properties officeooo:rsid="02391b3a" officeooo:paragraph-rsid="02391b3a"/>
    </style:style>
    <style:style style:name="P17" style:family="paragraph" style:parent-style-name="Exalted">
      <style:text-properties officeooo:rsid="0239d329" officeooo:paragraph-rsid="0239d329"/>
    </style:style>
    <style:style style:name="P18" style:family="paragraph" style:parent-style-name="Exalted">
      <style:text-properties officeooo:rsid="023b8557" officeooo:paragraph-rsid="023b8557"/>
    </style:style>
    <style:style style:name="P19" style:family="paragraph" style:parent-style-name="Heading_20_4">
      <style:text-properties officeooo:rsid="023b8557" officeooo:paragraph-rsid="023b8557"/>
    </style:style>
    <style:style style:name="P20" style:family="paragraph" style:parent-style-name="Exalted">
      <style:text-properties officeooo:rsid="023b8557" officeooo:paragraph-rsid="023ccf66"/>
    </style:style>
    <style:style style:name="P21" style:family="paragraph" style:parent-style-name="Exalted" style:list-style-name="Exalt_20_Dot">
      <style:text-properties fo:font-weight="normal" officeooo:rsid="0234fdac" officeooo:paragraph-rsid="0234fdac" style:font-weight-asian="normal" style:font-weight-complex="normal"/>
    </style:style>
    <style:style style:name="P22" style:family="paragraph" style:parent-style-name="Exalted" style:list-style-name="Exalt_20_Dot">
      <style:text-properties fo:font-weight="normal" officeooo:rsid="02353ba1" officeooo:paragraph-rsid="02353ba1" style:font-weight-asian="normal" style:font-weight-complex="normal"/>
    </style:style>
    <style:style style:name="P23" style:family="paragraph" style:parent-style-name="Exalted" style:list-style-name="Exalt_20_Dot">
      <style:text-properties fo:font-weight="bold" officeooo:rsid="023ccf66" officeooo:paragraph-rsid="023ccf66" style:font-weight-asian="bold" style:font-weight-complex="bold"/>
    </style:style>
    <style:style style:name="P24" style:family="paragraph" style:parent-style-name="Heading_20_2">
      <style:text-properties officeooo:rsid="022ffc75" officeooo:paragraph-rsid="022ffc75"/>
    </style:style>
    <style:style style:name="P25" style:family="paragraph" style:parent-style-name="Heading_20_3">
      <style:text-properties officeooo:rsid="022ffc75" officeooo:paragraph-rsid="022ffc75"/>
    </style:style>
    <style:style style:name="P26" style:family="paragraph" style:parent-style-name="Heading_20_3">
      <style:paragraph-properties fo:break-before="column"/>
    </style:style>
    <style:style style:name="T1" style:family="text">
      <style:text-properties fo:font-variant="small-caps" fo:color="#1c1c1c" loext:opacity="100%" style:font-name="Goudy Old Style" fo:font-size="20pt" fo:font-style="normal" fo:text-shadow="none" fo:font-weight="bold"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2" style:family="text">
      <style:text-properties fo:font-variant="small-caps" fo:color="#1c1c1c" loext:opacity="100%" style:font-name="Goudy Old Style" fo:font-size="20pt" fo:font-style="normal" fo:text-shadow="none" fo:font-weight="bold" officeooo:rsid="02130696" style:letter-kerning="false" style:font-name-asian="Modern Antiqua1" style:font-size-asian="18pt" style:language-asian="zh" style:country-asian="CN" style:font-name-complex="Modern Antiqua1" style:font-size-complex="18pt" style:language-complex="hi" style:country-complex="IN" style:font-relief="engrave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2391b3a" style:font-style-asian="normal" style:font-weight-asian="normal" style:font-style-complex="normal" style:font-weight-complex="normal"/>
    </style:style>
    <style:style style:name="T6" style:family="text">
      <style:text-properties fo:font-style="normal" fo:font-weight="normal" officeooo:rsid="023b8557" style:font-style-asian="normal" style:font-weight-asian="normal" style:font-style-complex="normal" style:font-weight-complex="normal"/>
    </style:style>
    <style:style style:name="T7" style:family="text">
      <style:text-properties fo:font-style="normal" fo:font-weight="normal" officeooo:rsid="023e87af"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officeooo:rsid="02314461"/>
    </style:style>
    <style:style style:name="T10" style:family="text">
      <style:text-properties officeooo:rsid="0231f5bb"/>
    </style:style>
    <style:style style:name="T11" style:family="text">
      <style:text-properties fo:font-weight="bold" style:font-weight-asian="bold" style:font-weight-complex="bold"/>
    </style:style>
    <style:style style:name="T12" style:family="text">
      <style:text-properties fo:font-weight="bold" officeooo:rsid="0231f5bb"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2353ba1" style:font-weight-asian="normal" style:font-weight-complex="normal"/>
    </style:style>
    <style:style style:name="T15" style:family="text">
      <style:text-properties fo:font-weight="normal" officeooo:rsid="0236dfeb" style:font-weight-asian="normal" style:font-weight-complex="normal"/>
    </style:style>
    <style:style style:name="T16" style:family="text">
      <style:text-properties officeooo:rsid="02354f99"/>
    </style:style>
    <style:style style:name="T17" style:family="text">
      <style:text-properties officeooo:rsid="0236dfeb"/>
    </style:style>
    <style:style style:name="T18" style:family="text">
      <style:text-properties officeooo:rsid="0239d329"/>
    </style:style>
    <style:style style:name="T19" style:family="text">
      <style:text-properties officeooo:rsid="023b8557"/>
    </style:style>
    <style:style style:name="T20" style:family="text">
      <style:text-properties officeooo:rsid="023ccf66"/>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Exigents</text:h>
      <text:p text:style-name="Exalted"/>
      <text:p text:style-name="Exalted"/>
      <text:section text:style-name="Sect1" text:name="TextSection">
        <text:h text:style-name="P24" text:outline-level="2"><text:span text:style-name="T2">O</text:span><text:span text:style-name="T1">ne Thousand Gods</text:span></text:h>
        <text:p text:style-name="P3">Creation is host to thousands upon thousands of Gods, elementals, spirits, creatures of power, and even demons who may decide to uplift their chosen mortal to be their champion—though doing so is often at great cost to themselves.</text:p>
        <text:p text:style-name="P3">Not all of these are “pure” Exalts: some are simply gifted temporary power, some will find their power comes from external sources, and some aren’t even mortals at all, but creatures from outside of Creation. There are even cases where a spirit has fused with a mortal, bringing out a new being altogether.</text:p>
        <text:p text:style-name="P3">Whatever their source, and in spite of their precise taxonomy, Creation deems these all as the “Exigent Exalted”--the Exalted of the “little gods”.</text:p>
        <text:p text:style-name="P3">Though, <text:span text:style-name="T9">simply because they are Chosen b</text:span><text:span text:style-name="T10">y those that history skips over, does not make them any less powerful than their peers.</text:span></text:p>
        <text:h text:style-name="P25" text:outline-level="3">Creating an Exigent</text:h>
        <text:p text:style-name="P5">Each Exigent is a unique creation, and so there is little binding one E<text:span text:style-name="T10">xigent to another. Rather, each will need to be </text:span><text:span text:style-name="T12">Custom made.</text:span></text:p>
        <text:p text:style-name="P14">The option does exist to craft an Exigent from the ground up, and there are those experienced crafters may find joy in doing so. However, that is not needed.</text:p>
        <text:p text:style-name="P14">Exigents should be created by looking at what already exists, and mixing, matching, and reflavoring to create that which is personal to the character.</text:p>
        <text:p text:style-name="Heading_20_4">Step 1: <text:span text:style-name="T10">Decide </text:span><text:span text:style-name="T18">who your Benefactor is</text:span></text:p>
        <text:p text:style-name="P8">You should have a clear picture in mind of what the creator of your Exalt is—and what their power sets are. Are they the God of Luck? An elemental that has merged with your spirit? Or perhaps they are a creature of power from beyond the farthest reaches of Creation?</text:p>
        <text:p text:style-name="P8">Whatever it is, all of your powers will be focused through this light, and you should reflavor what you choose to match.</text:p>
        <text:p text:style-name="Heading_20_4">Step 2: Choose your <text:span text:style-name="T16">Character Creation</text:span> bonus</text:p>
        <text:p text:style-name="P6"><text:span text:style-name="T14">Choose </text:span><text:span text:style-name="T11">one</text:span><text:span text:style-name="T13"> </text:span><text:span text:style-name="T14">character creation bonus</text:span><text:span text:style-name="T13"> from the following:</text:span></text:p>
        <text:list xml:id="list387538879" text:style-name="Exalt_20_Dot">
          <text:list-item>
            <text:p text:style-name="P21">Gain 5 dots of Abilities</text:p>
          </text:list-item>
          <text:list-item>
            <text:p text:style-name="P21">Gain 3 dots of Attributes</text:p>
          </text:list-item>
          <text:list-item>
            <text:p text:style-name="P21">Gain 2 dots of Attributes, and 2 Abilities.</text:p>
          </text:list-item>
          <text:list-item>
            <text:p text:style-name="P21">Gain 1 Lesser Power</text:p>
          </text:list-item>
          <text:list-item>
            <text:p text:style-name="P21">Gain 3 dots of Merits.</text:p>
          </text:list-item>
          <text:list-item>
            <text:p text:style-name="P22">Permanently Gain 2 Motes to your pool.</text:p>
          </text:list-item>
        </text:list>
        <text:p text:style-name="P7"><text:span text:style-name="T13">Step </text:span><text:span text:style-name="T15">3:</text:span><text:span text:style-name="T13"> </text:span><text:span text:style-name="T15">Pick Anima Abilities</text:span></text:p>
        <text:p text:style-name="P6"><text:span text:style-name="T13">Then, you may choose </text:span><text:span text:style-name="T15">(or create)</text:span><text:span text:style-name="T13"> </text:span><text:span text:style-name="T11">any 2</text:span><text:span text:style-name="T13"> </text:span><text:span text:style-name="T14">Caste Anima Abilities, </text:span><text:span text:style-name="T15">from any Exaltation and/or caste. They do not have to match. For example, you can choose one from the Solar Night, and another from the Lunar Changing Moon.</text:span></text:p>
        <text:p text:style-name="P15">Step 4: Pick Charm Sets</text:p>
        <text:p text:style-name="P11"><text:span text:style-name="T13">Choose (or create) </text:span><text:span text:style-name="T11">3</text:span><text:span text:style-name="T13"> charm sets, and gain any associated Supernatural Ability if there is one.</text:span></text:p>
        <text:p text:style-name="P11"><text:span text:style-name="T13">For example, if you are creating “Rip Tide”, the Chosen of the evermoving and dangerous waters, you would choose the charm sets of </text:span><text:span text:style-name="T3">Dawn (Solar), Water (Dragon-Blooded), </text:span><text:span text:style-name="T4">and </text:span><text:span text:style-name="T3">Shapeshifting (Lunar).</text:span><text:span text:style-name="T4"> You would gain access to the supernatural abilities of Water and Shapeshifting.</text:span></text:p>
        <table:table table:name="Table1" table:style-name="Table1">
          <table:table-column table:style-name="Table1.A"/>
          <table:table-row table:style-name="Table1.1">
            <table:table-cell table:style-name="Table1.A1" office:value-type="string">
              <text:p text:style-name="P10">Focused Choices</text:p>
              <text:p text:style-name="P9">You may have noticed that <text:span text:style-name="T17">Exigents don’t have as wide a breadth as other Exalts—they have fewer charm sets to choose from, and not as many character creation bonuses as others.</text:span></text:p>
              <text:p text:style-name="P13">This is simply because they are custom creations—and therefore their choices will be tailor-made to a specific character and idea, so there is nothing chosen that isn’t immediately used.</text:p>
              <text:p text:style-name="P13">The other Exalted have to be far more general in their selection, and so there will often be some bonuses and selections given to characters that they will never use.</text:p>
            </table:table-cell>
          </table:table-row>
        </table:table>
        <text:p text:style-name="P12"><text:span text:style-name="T4">Step </text:span><text:span text:style-name="T5">5</text:span><text:span text:style-name="T4">: </text:span><text:span text:style-name="T5">C</text:span><text:span text:style-name="T6">hoose </text:span><text:span text:style-name="T5">Excellency</text:span></text:p>
        <text:p text:style-name="P16">The last mechanical step when creating an Exigent type character (before actual character creation), is to create or choose an Excellency—that power which represents a character pushing past their normal limits, but at great mental strain.</text:p>
        <text:p text:style-name="P19"/>
        <text:h text:style-name="P26" text:outline-level="3"><text:soft-page-break/>Creating an Excellency</text:h>
        <text:p text:style-name="P17">When choosing or creating an Excellency, truly consider the thematic of this power, as it is your most general, fallback ability. <text:s/><text:span text:style-name="T19">In particular, consider the balance between consistency and power peaks.</text:span></text:p>
        <text:p text:style-name="P20">The most consistent Excellency—<text:span text:style-name="T20">the baseline—</text:span>is “<text:span text:style-name="T11">Add +2 successes to your roll</text:span>” with no qualifiers. <text:span text:style-name="T20">This is a perfectly fine Excellency for balanced, consistent powerset. <text:s/>To add more, you will have to add limitations, according the concept</text:span> <text:span text:style-name="T20">of your Exaltation. Take the following thought processes for existing Exalts:</text:span></text:p>
        <text:list xml:id="list140021225443428" text:continue-numbering="true" text:style-name="Exalt_20_Dot">
          <text:list-item>
            <text:p text:style-name="P23">Solars <text:span text:style-name="T13">are known to excel at whatever they put their mind to. They are </text:span><text:span text:style-name="T3">consistently</text:span><text:span text:style-name="T4"> good at doing so, and so add a straight number of successes with no need for rolling. However, they are left to the wind when attempting something they have not dedicated their life to—and so use their Ability score. They easily, consistently can get +5 to their roll, but at the cost of not being able to apply it to things they aren’t already good at.</text:span></text:p>
          </text:list-item>
          <text:list-item>
            <text:p text:style-name="P23"><text:span text:style-name="T8">Lunars</text:span><text:span text:style-name="T4"> are generalists, using primal powers (represented as Attributes) to their advantage. Their Excellency is always there for them should they choose to use it. However, their powers are far more mercurial than others, and so are represented as dice (typically 4-5 dice, or 2-2.5 successes on average). <text:s/>They can continue to push more and more, at the cost of more stress.</text:span></text:p>
          </text:list-item>
          <text:list-item>
            <text:p text:style-name="P23"><text:span text:style-name="T8">Infernals</text:span><text:span text:style-name="T4"> seek not to make themselves better, but to destroy that which is in the way. Instead of adding dice, they decrease the difficulty by destroying it. It has a similar mechanical effect as adding straight dice, but does come to the disadvantage that they can </text:span><text:span text:style-name="T3">never</text:span><text:span text:style-name="T4"> excel at what they want to do. </text:span><text:span text:style-name="T7">They therefore cannot gain Anima using the Excellency, nor ever change a pure failure (0 successes) into a success no matter how hard they try.</text:span></text:p>
          </text:list-item>
        </text:list>
        <text:p text:style-name="P1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roman" style:font-pitch="variable"/>
    <style:font-face style:name="Envision Roman1" svg:font-family="'Envision Roman'" style:font-family-generic="swiss" style:font-pitch="variable"/>
    <style:font-face style:name="Goudy Old Style" svg:font-family="'Goudy Old Style'" style:font-adornments="Bold" style:font-family-generic="roman"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ercury Text G2 Semibold" svg:font-family="'Mercury Text G2 Semibold'" style:font-adornments="Semibold" style:font-family-generic="modern" style:font-pitch="variable"/>
    <style:font-face style:name="Mercury Text G2 Semibold1" svg:font-family="'Mercury Text G2 Semibold'" style:font-adornments="Semibold Italic"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398in" fo:margin-bottom="0.0992in" style:contextual-spacing="false" fo:line-height="100%" fo:text-align="start" style:justify-single-word="false" fo:orphans="2" fo:widows="2"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fo:font-style="normal" style:text-underline-style="none" fo:font-weight="normal" officeooo:rsid="00f716aa" style:letter-kerning="false" style:font-name-asian="Spectral1" style:font-family-asian="Spectral" style:font-family-generic-asian="system" style:font-pitch-asian="variable" style:font-size-asian="10pt" style:language-asian="zh" style:country-asian="CN" style:font-style-asian="normal" style:font-weight-asian="normal" style:font-name-complex="Spectral1" style:font-family-complex="Spectral" style:font-family-generic-complex="system" style:font-pitch-complex="variable" style:font-size-complex="10pt" style:language-complex="hi" style:country-complex="IN" style:font-style-complex="normal" style:font-weight-complex="normal"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master-page-name="">
      <style:paragraph-properties fo:margin-top="0in" fo:margin-bottom="0in" style:contextual-spacing="false" fo:line-height="100%" fo:text-align="center" style:justify-single-word="false" fo:keep-together="always" fo:orphans="2" fo:widows="2" fo:hyphenation-ladder-count="no-limit" style:page-number="auto" fo:break-before="page" fo:keep-with-next="always" style:punctuation-wrap="simple" style:writing-mode="lr-tb"/>
      <style:text-properties fo:font-variant="small-caps" fo:color="#1c1c1c" loext:opacity="100%" style:text-outline="false" style:font-name="Envision Roman1" fo:font-family="'Envision Roman'" style:font-family-generic="swiss" style:font-pitch="variable" fo:font-size="22pt" fo:text-shadow="1pt 1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class="text" style:master-page-name="">
      <style:paragraph-properties fo:margin-left="0in" fo:margin-right="0in" fo:margin-top="0.0402in" fo:margin-bottom="0.0402in" style:contextual-spacing="false" fo:line-height="100%" fo:text-align="center"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c1c1c" loext:opacity="100%" style:font-name="Goudy Old Style" fo:font-family="'Goudy Old Style'" style:font-style-name="Bold" style:font-family-generic="roman" style:font-pitch="variable" fo:font-size="20pt" fo:font-style="normal" fo:text-shadow="none" fo:font-weight="bold"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style:font-relief="engraved"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class="text" style:master-page-name="">
      <style:paragraph-properties fo:margin-left="0in" fo:margin-right="0in" fo:margin-top="0in" fo:margin-bottom="0in" style:contextual-spacing="false" fo:line-height="100%" fo:text-align="start" style:justify-single-word="false" fo:keep-together="always" fo:orphans="2" fo:widows="2" fo:hyphenation-ladder-count="no-limit" fo:text-indent="0in" style:auto-text-indent="false" style:page-number="auto" fo:keep-with-next="always" style:punctuation-wrap="simple" style:writing-mode="lr-tb"/>
      <style:text-properties fo:font-variant="small-caps" fo:color="#111111" loext:opacity="100%" style:text-outline="false" style:font-name="Mercury Text G2 Semibold" fo:font-family="'Mercury Text G2 Semibold'" style:font-style-name="Semibold" style:font-family-generic="modern" style:font-pitch="variable" fo:font-size="14pt" fo:font-style="normal" fo:text-shadow="none" fo:font-weight="normal"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style:font-relief="none" fo:hyphenate="false" fo:hyphenation-remain-char-count="2" fo:hyphenation-push-char-count="2" loext:hyphenation-no-caps="false"/>
    </style:style>
    <style:style style:name="Heading_20_4" style:display-name="Heading 4" style:family="paragraph"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11111" loext:opacity="100%" style:font-name="Mercury Text G2 Semibold1" fo:font-family="'Mercury Text G2 Semibold'" style:font-style-name="Semibold Italic" style:font-family-generic="modern" style:font-pitch="variable" fo:font-size="11pt" fo:font-style="italic" fo:font-weight="normal"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loext:hidden="true" style:hidden="true" style:parent-style-name="Exalted" style:next-style-name="Exalted" style:default-outline-level=""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loext:hidden="true" style:hidden="true" style:parent-style-name="Exalted" style:next-style-name="Exalted" style:default-outline-level=""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master-page-name="">
      <style:paragraph-properties fo:margin-top="0in" fo:margin-bottom="0.0799in" style:contextual-spacing="false" fo:line-height="100%" fo:text-align="start" style:justify-single-word="false" fo:keep-together="always" fo:orphans="0" fo:widows="0" fo:hyphenation-ladder-count="no-limit" style:page-number="auto"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 style:list-style-name="" style:master-page-name="">
      <style:paragraph-properties fo:margin-top="0in" fo:margin-bottom="0.0799in" style:contextual-spacing="false" fo:line-height="100%" fo:text-align="end" style:justify-single-word="false" fo:orphans="0" fo:widows="0" fo:hyphenation-ladder-count="no-limit" style:page-number="auto" fo:padding-left="0in" fo:padding-right="0in" fo:padding-top="0in" fo:padding-bottom="0.028in" fo:border-left="none" fo:border-right="none" fo:border-top="none" fo:border-bottom="0.99pt solid #333333" style:punctuation-wrap="simple" style:writing-mode="lr-tb">
        <style:tab-stops/>
      </style:paragraph-properties>
      <style:text-properties fo:color="#111111" loext:opacity="100%" style:font-name="Goudy Old Style" fo:font-family="'Goudy Old Style'" style:font-style-name="Bold" style:font-family-generic="roman" style:font-pitch="variable" fo:font-size="18pt" fo:language="en" fo:country="none" style:text-underline-style="none" fo:font-weight="bol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1c4587"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Heading_20_7" style:display-name="Heading 7" style:family="paragraph" style:parent-style-name="Heading" style:next-style-name="Text_20_body"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35in" fo:margin-left="0.75in"/>
        </style:list-level-properties>
        <style:text-properties fo:font-family="OpenSymbol" style:font-charset="x-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charset="x-symbol"/>
      </text:list-level-style-bullet>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Exalted"/>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12-28T14:00:19.672000000</dc:date>
    <meta:editing-cycles>520</meta:editing-cycles>
    <meta:editing-duration>P2DT14M36S</meta:editing-duration>
    <meta:generator>LibreOffice/7.2.4.1$Windows_X86_64 LibreOffice_project/27d75539669ac387bb498e35313b970b7fe9c4f9</meta:generator>
    <meta:document-statistic meta:table-count="1" meta:image-count="0" meta:object-count="0" meta:page-count="2" meta:paragraph-count="42" meta:word-count="912" meta:character-count="5243" meta:non-whitespace-character-count="4388"/>
  </office:meta>
</office:document-meta>
</file>